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7669in" svg:height="8.889in" svg:x="3.5988in" svg:y="0.3972in">
            <draw:object draw:notify-on-update-of-ranges="Sheet1.B3:Sheet1.B16 Sheet1.C3:Sheet1.C16 Sheet1.B3:Sheet1.B16 Sheet1.D3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70" calcext:value-type="float">
            <text:p>27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612" calcext:value-type="float">
            <text:p>61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910" calcext:value-type="float">
            <text:p>91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115" calcext:value-type="float">
            <text:p>1115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260" calcext:value-type="float">
            <text:p>12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400" calcext:value-type="float">
            <text:p>1400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1536" calcext:value-type="float">
            <text:p>153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800" calcext:value-type="float">
            <text:p>180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950" calcext:value-type="float">
            <text:p>1950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180" calcext:value-type="float">
            <text:p>218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2340" calcext:value-type="float">
            <text:p>234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2500" calcext:value-type="float">
            <text:p>2500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office:value-type="float" office:value="2750" calcext:value-type="float">
            <text:p>2750</text:p>
          </table:table-cell>
          <table:table-cell office:value-type="float" office:value="3342" calcext:value-type="float">
            <text:p>3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2:46:00.204483644</meta:creation-date>
    <dc:date>2025-05-25T23:10:58.006377094</dc:date>
    <meta:editing-duration>PT14M47S</meta:editing-duration>
    <meta:editing-cycles>2</meta:editing-cycles>
    <meta:generator>LibreOffice/7.3.7.2$Linux_X86_64 LibreOffice_project/30$Build-2</meta:generator>
    <meta:document-statistic meta:table-count="1" meta:cell-count="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969cm" svg:height="22.579cm" xlink:href=".." xlink:type="simple" chart:class="chart:scatter" chart:style-name="ch1">
        <chart:legend chart:legend-position="end" svg:x="30.873cm" svg:y="10.243cm" style:legend-expansion="high" chart:style-name="ch2"/>
        <chart:plot-area chart:style-name="ch3" table:cell-range-address="Sheet1.B3:Sheet1.D16" svg:x="0.699cm" svg:y="0.451cm" svg:width="29.475cm" svg:height="21.677cm">
          <chart:coordinate-region svg:x="1.691cm" svg:y="0.65cm" svg:width="28.243cm" svg:height="20.8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6" chart:class="chart:scatter">
            <chart:domain table:cell-range-address="Sheet1.B3:Sheet1.B16"/>
            <chart:regression-curve chart:style-name="ch7">
              <chart:equation chart:display-equation="true" chart:display-r-square="false" svg:x="17.96cm" svg:y="14.598cm"/>
            </chart:regression-curve>
            <chart:data-point chart:repeated="14"/>
          </chart:series>
          <chart:series chart:style-name="ch8" chart:values-cell-range-address="Sheet1.D3:Sheet1.D16" chart:class="chart:scatter">
            <chart:regression-curve chart:style-name="ch9">
              <chart:equation chart:display-equation="true" chart:display-r-square="false" svg:x="8.578cm" svg:y="10.057cm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B3:Sheet1.B16</svg:desc>
                </draw:g>
              </table:table-cell>
              <table:table-cell office:value-type="float" office:value="270">
                <text:p>270</text:p>
                <draw:g>
                  <svg:desc>Sheet1.C3:Sheet1.C16</svg:desc>
                </draw:g>
              </table:table-cell>
              <table:table-cell office:value-type="float" office:value="450">
                <text:p>450</text:p>
                <draw:g>
                  <svg:desc>Sheet1.D3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5">
                <text:p>0.075</text:p>
              </table:table-cell>
              <table:table-cell office:value-type="float" office:value="500">
                <text:p>50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612">
                <text:p>6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910">
                <text:p>91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1115">
                <text:p>1115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5">
                <text:p>0.175</text:p>
              </table:table-cell>
              <table:table-cell office:value-type="float" office:value="1260">
                <text:p>1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400">
                <text:p>140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5">
                <text:p>0.225</text:p>
              </table:table-cell>
              <table:table-cell office:value-type="float" office:value="1536">
                <text:p>15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1800">
                <text:p>180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5">
                <text:p>0.275</text:p>
              </table:table-cell>
              <table:table-cell office:value-type="float" office:value="1950">
                <text:p>1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2180">
                <text:p>218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5">
                <text:p>0.325</text:p>
              </table:table-cell>
              <table:table-cell office:value-type="float" office:value="2340">
                <text:p>234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2500">
                <text:p>250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5">
                <text:p>0.375</text:p>
              </table:table-cell>
              <table:table-cell office:value-type="float" office:value="2750">
                <text:p>2750</text:p>
              </table:table-cell>
              <table:table-cell office:value-type="float" office:value="3342">
                <text:p>3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